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PL</text:p>
      <text:p text:style-name="P1"/>
      <text:p text:style-name="P3">OPL sont les initiales de : « Organisme de Protection de Lonefield ». Elle est dirigé par un conseil de 7 personnes chacune experte dans un domaine. L’OPL à pour simple rôle de gérer tous les mutants qui s’attaquent à Lonefield, en interne comme en externe.</text:p>
      <text:p text:style-name="P3"/>
      <text:p text:style-name="P3">Son QG est implanté au cœur de Lonefield. Le bâtiments est à la fois très protégé et bien entretenu. Il est composé de salle d’entraînement, de dortoir, d'armureries, de garages, de dortoirs, de cuisines etc... Il existe également dans ses niveaux les plus bas, un véritable musée des horreurs qui classe et conserve des mutants morts et toutes les informations que l'on possède dessus. L'OPL est en conflit avec le système politique instauré. Et pour cause, l'OPL s’octroie des droits que le président en vigueur et les députés rejett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ejaVu Sans Mono"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1-21T13:30:25.20</dc:date>
    <meta:editing-duration>PT21M5S</meta:editing-duration>
    <meta:editing-cycles>25</meta:editing-cycles>
    <meta:generator>OpenOffice/4.1.5$Win32 OpenOffice.org_project/415m1$Build-9789</meta:generator>
    <dc:creator>Thibault Martin-Teyssier</dc:creator>
    <meta:document-statistic meta:table-count="0" meta:image-count="0" meta:object-count="0" meta:page-count="1" meta:paragraph-count="3" meta:word-count="136" meta:character-count="800"/>
  </office:meta>
</office:document-meta>
</file>